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 svg:font-family=""/>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5">
      <style:text-properties style:font-name="Liberation Serif" fo:font-size="12pt" style:font-size-asian="12pt" style:font-size-complex="12pt"/>
    </style:style>
    <style:style style:name="P6" style:family="paragraph" style:parent-style-name="Text_20_body" style:list-style-name="L6"/>
    <style:style style:name="P7" style:family="paragraph" style:parent-style-name="Text_20_body" style:list-style-name="L7"/>
    <style:style style:name="P8" style:family="paragraph" style:parent-style-name="Code" style:list-style-name="L5"/>
    <style:style style:name="P9" style:family="paragraph" style:parent-style-name="Footer">
      <style:paragraph-properties fo:padding="0.074cm" fo:border-left="none" fo:border-right="none" fo:border-top="none" fo:border-bottom="0.06pt solid #000000" style:join-border="false"/>
    </style:style>
    <style:style style:name="P10" style:family="paragraph" style:parent-style-name="Header">
      <style:paragraph-properties fo:padding="0.074cm" fo:border-left="none" fo:border-right="none" fo:border-top="none" fo:border-bottom="0.06pt solid #000000" style:join-border="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Liberation Mono1"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MS Vehicle Firmware Developer Tipps</text:h>
      <text:p text:style-name="Text_20_body">Please read this first if you're new to the OVMS framework and about to implement a new vehicle adaptation module.</text:p>
      <text:h text:style-name="Heading_20_2" text:outline-level="2">Getting started</text:h>
      <text:list xml:id="list897043416" text:style-name="L1">
        <text:list-item>
          <text:p text:style-name="P1">Download and install development tools as needed:</text:p>
          <text:list>
            <text:list-item>
              <text:p text:style-name="P1">MPLAB X IDE: <text:bookmark-start text:name="__DdeLink__18_388722136"/>http://www.microchip.com<text:bookmark-end text:name="__DdeLink__18_388722136"/>/pagehandler/en-us/family/mplabx/</text:p>
            </text:list-item>
            <text:list-item>
              <text:p text:style-name="P1">… + Compiler MPLAB C18</text:p>
            </text:list-item>
            <text:list-item>
              <text:p text:style-name="P1">Microchip CAN Timing Calculator: http://intrepidcs.com/support/mbtime.htm</text:p>
            </text:list-item>
            <text:list-item>
              <text:p text:style-name="P1">GIT: http://git-scm.com/</text:p>
            </text:list-item>
          </text:list>
        </text:list-item>
        <text:list-item>
          <text:p text:style-name="P1">Fork the GIT repository:</text:p>
          <text:list>
            <text:list-item>
              <text:p text:style-name="P1">Sign in on https://github.com/</text:p>
            </text:list-item>
            <text:list-item>
              <text:p text:style-name="P1">Fork https://github.com/markwj/Open-Vehicle-Monitoring-System (or some existing fork to start with – Marks repository can later be added as remote "upstream")</text:p>
            </text:list-item>
            <text:list-item>
              <text:p text:style-name="P1">Clone your repository into your preferred working directory</text:p>
            </text:list-item>
          </text:list>
        </text:list-item>
        <text:list-item>
          <text:p text:style-name="P1">Compile and flash your first firmware</text:p>
          <text:list>
            <text:list-item>
              <text:p text:style-name="P1">Start MPLAB X IDE</text:p>
            </text:list-item>
            <text:list-item>
              <text:p text:style-name="P1">Open project "[workdir]/Open-Vehicle-Monitoring-System/vehicle/OVMS.X"</text:p>
            </text:list-item>
            <text:list-item>
              <text:p text:style-name="P1">Select a configuration, i.e. "V2 Experimental", customize it to your flash tool (i.e. PICkit2), and enable "Preserve device EEPROM" for the flash tool</text:p>
            </text:list-item>
            <text:list-item>
              <text:p text:style-name="P1">Click "Clean and Build" =&gt; you should see the compiler and linker outputs in the "Output" tab</text:p>
            </text:list-item>
            <text:list-item>
              <text:p text:style-name="P1">If everything compiled ok, plug in your PICkit, attach to the board and click "Make and Program device" =&gt; again, see output tab</text:p>
            </text:list-item>
          </text:list>
        </text:list-item>
        <text:list-item>
          <text:p text:style-name="P1">Congratulations, you just did your first firmware build &amp; flash!</text:p>
        </text:list-item>
      </text:list>
      <text:h text:style-name="Heading_20_2" text:outline-level="2">Documents</text:h>
      <text:list xml:id="list769436605" text:style-name="L4">
        <text:list-item>
          <text:p text:style-name="P3">MPLAB C18 User Guide etc.: http://www.microchip.com</text:p>
        </text:list-item>
        <text:list-item>
          <text:p text:style-name="P3">PIC18F2685:<text:line-break/>http://www.microchip.com/wwwproducts/Devices.aspx?dDocName=en026328</text:p>
        </text:list-item>
        <text:list-item>
          <text:p text:style-name="P3">SIM908:<text:line-break/>http://www.simcom.us/product_detail.php?cid=1&amp;pid=38</text:p>
        </text:list-item>
      </text:list>
      <text:p text:style-name="Text_20_body"/>
      <text:h text:style-name="Heading_20_2" text:outline-level="2"><text:soft-page-break/>Using the DIAG port &amp; mode</text:h>
      <text:p text:style-name="Text_20_body">Hook your PC to the DIAG port using a standard serial cable or serial to USB adaptor. Communication parameters are 9600 8N1, no handshake.</text:p>
      <text:p text:style-name="Text_20_body"><text:span text:style-name="T1">Please note</text:span>: The OVMS module needs +12V power input to function properly. This also applies to the DIAG port. It's not sufficient to power the module via the PICkit flash tool. Best approach is feeding the module through the CAN plug.</text:p>
      <text:p text:style-name="Text_20_body">The DIAG port taps the communication between the microcontroller (PIC18F2685) and the GPRS/GPS modem (SIM908). You can see the modem output and send commands to it any time. You can also see the uC output, but only indirectly via the modems command echos. During normal bootup the OVMS disables the modems echo mode, so you need to enable it again by sending "ATE&lt;CR&gt;" (you might consider assigning that to a macro key).</text:p>
      <text:p text:style-name="Text_20_body">The OVMS firmware also supports a special DIAG boot mode (if compiled in) that allows to configure the module and test commands via the DIAG port. To boot into DIAG mode, just send the magic word "SETUP&lt;CR&gt;" to the module while it's booting up (you might consider assigning that to the next macro key). Mark prepared a little video on this:</text:p>
      <text:p text:style-name="Text_20_body"><text:tab/><text:a xlink:type="simple" xlink:href="http://www.youtube.com/watch?v=-24PoWtHVzk">http://www.youtube.com/watch?v=-24PoWtHVzk</text:a></text:p>
      <text:p text:style-name="Text_20_body">So you've got about 20 seconds after powering the module / reset to send the magic word. You may send the word as often as you want, the module will normally respond to it after the first modem init (i.e. after "Call Ready" / "GPS Ready"). If it does not, reboot.</text:p>
      <text:p text:style-name="Text_20_body">Once you're in DIAG mode, enter...</text:p>
      <text:list xml:id="list1490472179" text:style-name="L2">
        <text:list-item>
          <text:p text:style-name="P2">"HELP" to list available commands (also lists SMS and MSG commands)</text:p>
        </text:list-item>
        <text:list-item>
          <text:p text:style-name="P2">"DIAG" to see a short status overview</text:p>
        </text:list-item>
        <text:list-item>
          <text:p text:style-name="P2">"S command" to execute an SMS command</text:p>
        </text:list-item>
        <text:list-item>
          <text:p text:style-name="P2">"M command" to execute a MSG command</text:p>
        </text:list-item>
      </text:list>
      <text:p text:style-name="Text_20_body">In DIAG mode, all SMS and MSG outputs are sent to the DIAG port instead of the GPRS network. MSG output will not be encrypted.</text:p>
      <text:p text:style-name="Text_20_body"/>
      <text:h text:style-name="Heading_20_3" text:outline-level="3">Using the DIAG port for debug logging</text:h>
      <text:p text:style-name="Text_20_body">Besides implementing some sort of "DEBUG" command, you can also use the DIAG port for direct debug outputs. To do so, just send a comment to the modem: "# hello world!\r\n". After enabling echos you will see the output on your terminal.</text:p>
      <text:p text:style-name="Text_20_body">Be aware that your debug outputs will be sent back to the uC comm port and might confuse some ongoing request / response protocol. So, this kind of debug log should only be used during development, not in a production build.</text:p>
      <text:p text:style-name="Text_20_body">Good style is to check for an empty receive buffer before, so your outputs will not disturb a modem response and/or diag command input.</text:p>
      <text:p text:style-name="Text_20_body">Code example:</text:p>
      <text:p text:style-name="Code"><text:soft-page-break/><text:s text:c="4"/>if( (net_buf_mode == NET_BUF_CRLF) &amp;&amp; (net_buf_pos == 0) )</text:p>
      <text:p text:style-name="Code"><text:s text:c="4"/>{</text:p>
      <text:p text:style-name="Code"><text:s text:c="8"/>sprintf( net_scratchpad, "# tic1: ss=%d\r\n", can_batt_sensors_state );</text:p>
      <text:p text:style-name="Code"><text:s text:c="8"/>net_puts_ram( net_scratchpad );</text:p>
      <text:p text:style-name="Code"><text:s text:c="4"/>}</text:p>
      <text:p text:style-name="Text_20_body"/>
      <text:h text:style-name="Heading_20_2" text:outline-level="2">Architecture and tool hints</text:h>
      <text:list xml:id="list149932899" text:style-name="L5">
        <text:list-item>
          <text:p text:style-name="P4">MPLAB X needs a restart from time to time... e.g. if suddenly the editor highlights strange missing symbols, or if the editor refuses to save some files...</text:p>
        </text:list-item>
        <text:list-item>
          <text:p text:style-name="P4">PIC18F implements a harvard architecture = RAM and ROM use different addressing schemes.</text:p>
          <text:list>
            <text:list-item>
              <text:p text:style-name="P4">String constants are ROM, so need to be copied over into some RAM buffer before using them as RAM * arguments. Use e.g. strcpypgm2ram() for this. (pgm = program memory)</text:p>
            </text:list-item>
            <text:list-item>
              <text:p text:style-name="P4">sprintf etc. use ROM templates and RAM arguments.</text:p>
            </text:list-item>
            <text:list-item>
              <text:p text:style-name="P4">Always look for special lib functions using name extensions like "pgm2ram", these should be used if possible (optimized).</text:p>
            </text:list-item>
          </text:list>
        </text:list-item>
        <text:list-item>
          <text:p text:style-name="P4">PIC18F is little endian, i.e.</text:p>
          <text:list>
            <text:list-item>
              <text:p text:style-name="P4">int 0x1234 = { 0x34, 0x12 }</text:p>
            </text:list-item>
            <text:list-item>
              <text:p text:style-name="P4">long 0x11223344 = { 0x44, 0x33, 0x22, 0x11 }</text:p>
            </text:list-item>
            <text:list-item>
              <text:p text:style-name="P4">Bit fields are packed right to left</text:p>
            </text:list-item>
          </text:list>
        </text:list-item>
        <text:list-item>
          <text:p text:style-name="P4">The stack is small, really. The call stack allows for just 31 levels, and the software stack is limited to one bank = 256 Byte.</text:p>
          <text:list>
            <text:list-item>
              <text:p text:style-name="P4">Avoid deep nesting of calls, try to inline code or use macros as often as possible!</text:p>
            </text:list-item>
            <text:list-item>
              <text:p text:style-name="P4">Avoid complex and large arguments to calls! This especially applies to varargs calls like sprintf() – these will not produce a stack overflow, but you will get really strange behaviour...</text:p>
            </text:list-item>
            <text:list-item>
              <text:p text:style-name="P4">Bottom line is: <text:span text:style-name="T1">KISS – keep it small &amp; simple</text:span></text:p>
            </text:list-item>
          </text:list>
        </text:list-item>
        <text:list-item>
          <text:p text:style-name="P4">PIC18F has 3328 Bytes of RAM. You know what that means, don't you ;-)</text:p>
          <text:list>
            <text:list-item>
              <text:p text:style-name="P4">To be precise, it's SRAM. So it will keep content over a reset, even over a short power down. To make use of this, you need to define your static/global vars undefined. You can use the car_type[] variable to distinguish between init and reset situations (see vehicle initialisation).</text:p>
            </text:list-item>
          </text:list>
        </text:list-item>
        <text:list-item>
          <text:p text:style-name="P4">PIC18F has no FPU (floating point unit). All float operations are done in software, so you better avoid using them in time critical situations... like interrupt handlers for example.</text:p>
        </text:list-item>
        <text:list-item>
          <text:p text:style-name="P4"><text:soft-page-break/>C18 is <text:span text:style-name="T1">not ISO standard</text:span><text:span text:style-name="T2"> </text:span>compliant in some important ways! See user guide for details.</text:p>
        </text:list-item>
        <text:list-item>
          <text:p text:style-name="P4">C18 is configured to "no integer promotions" for the OVMS firmware. That means "byte * byte = byte" / "int * int = int" etc., so you need explicit type casts at some unexpected places!</text:p>
        </text:list-item>
        <text:list-item>
          <text:p text:style-name="P4">The C18 library printf/scanf family does not support float/double arguments! atof() also is not functional. If you need float parsing / output you have to implement it. For example by scaling integers:</text:p>
          <text:list>
            <text:list-item>
              <text:p text:style-name="P8">// Format scaled int into two ints for sprintf<text:line-break/>// ...example: sprintf( buf, "%d.%02u", FMTINT(val,100) )<text:line-break/>#define FMTINT(f,d) (f) / (d), ((f) &gt;= 0) ? ((f) % (d)) : (-(f) % (d))<text:line-break/>#define FMTUINT(f,d) (f) / (d), (f) % (d)</text:p>
            </text:list-item>
          </text:list>
        </text:list-item>
        <text:list-item>
          <text:p text:style-name="P4">C18 supports bit fields of only max 8 bits length</text:p>
        </text:list-item>
        <text:list-item>
          <text:p text:style-name="P4">C18 is a dumb compiler. If you write too complex expressions, especially with floats involved, it will fail without telling you, silently producing broken code.</text:p>
          <text:list>
            <text:list-item>
              <text:p text:style-name="P4">Example: This is too complex for C18:<text:line-break/><text:tab/><text:span text:style-name="T3">stddev = sqrt( ((float)sqrsum/n) - SQR((float)sum/n) );</text:span><text:line-break/>...as a result, sprintf() will fail somewhere else in the code...<text:line-break/>...resolving was:<text:line-break/><text:tab/><text:span text:style-name="T3">float f = ((float)sqrsum/n) - SQR((float)sum/n);<text:line-break/><text:tab/>stddev = sqrt( f );</text:span></text:p>
            </text:list-item>
          </text:list>
        </text:list-item>
        <text:list-item>
          <text:p text:style-name="P5">C18 is also not very good at optimizations. It will especially completely fail to do any kind of loop unrolling, even factoring out simple constant expressions will fail in many (most?) cases.</text:p>
        </text:list-item>
        <text:list-item>
          <text:p text:style-name="P5">Bottom line: <text:span text:style-name="T1">Code simple and optimize yourself</text:span>.</text:p>
        </text:list-item>
      </text:list>
      <text:p text:style-name="Text_20_body"/>
      <text:h text:style-name="Heading_20_2" text:outline-level="2">Framework structure</text:h>
      <text:p text:style-name="Text_20_body">The OVMS framework consists of these main modules:</text:p>
      <text:list xml:id="list2178903385" text:style-name="L6">
        <text:list-item>
          <text:p text:style-name="P6">ovms – this is the main module implementing the initialisation process and the master loop</text:p>
        </text:list-item>
        <text:list-item>
          <text:p text:style-name="P6">net – network/modem communication layer (state machine)</text:p>
        </text:list-item>
        <text:list-item>
          <text:p text:style-name="P6">net_sms – standard framework SMS commands &amp; utils</text:p>
        </text:list-item>
        <text:list-item>
          <text:p text:style-name="P6">net_msg – standard framework MSG commands &amp; utils (network protocol)</text:p>
        </text:list-item>
        <text:list-item>
          <text:p text:style-name="P6">vehicle – vehicle plugin interface</text:p>
        </text:list-item>
      </text:list>
      <text:p text:style-name="Text_20_body"/>
      <text:p text:style-name="Text_20_body">...plus these auxiliary modules:</text:p>
      <text:list xml:id="list2075189853" text:continue-numbering="true" text:style-name="L6">
        <text:list-item>
          <text:p text:style-name="P6">params – EEPROM read/write utils (user configuration parameters)</text:p>
        </text:list-item>
        <text:list-item>
          <text:p text:style-name="P6">inputs – uC input port functions (only used by the framework)</text:p>
        </text:list-item>
        <text:list-item>
          <text:p text:style-name="P6"><text:soft-page-break/>led – LED driver (only used by framework)</text:p>
        </text:list-item>
        <text:list-item>
          <text:p text:style-name="P6">utils – some general utility functions</text:p>
        </text:list-item>
        <text:list-item>
          <text:p text:style-name="P6">diag – diag mode</text:p>
        </text:list-item>
        <text:list-item>
          <text:p text:style-name="P6">...plus some low level utility modules for encryption and UART access.</text:p>
        </text:list-item>
      </text:list>
      <text:p text:style-name="Text_20_body"/>
      <text:p text:style-name="Text_20_body">After initialisation of all modules (including the vehicle), the main loop...</text:p>
      <text:list xml:id="list1539439000" text:style-name="L7">
        <text:list-item>
          <text:p text:style-name="P7">calls net_poll() to handle incoming modem data</text:p>
        </text:list-item>
        <text:list-item>
          <text:p text:style-name="P7">calls vehicle_idlepoll()</text:p>
        </text:list-item>
        <text:list-item>
          <text:p text:style-name="P7">calls net_ticker() and vehicle_ticker() approx. once per second</text:p>
        </text:list-item>
        <text:list-item>
          <text:p text:style-name="P7">calls net_ticker10th() and vehicle_ticker10th() approx. ten times per second</text:p>
        </text:list-item>
      </text:list>
      <text:p text:style-name="Text_20_body"/>
      <text:h text:style-name="Heading_20_2" text:outline-level="2">Framework API</text:h>
      <text:p text:style-name="Text_20_body">...todo...</text:p>
      <text:h text:style-name="Heading_20_2" text:outline-level="2"><text:bookmark-start text:name="__DdeLink__71_388722136"/>Vehicle module integration</text:h>
      <text:p text:style-name="Text_20_body">...todo...</text:p>
      <text:h text:style-name="Heading_20_2" text:outline-level="2">Vehicle specific SMS &amp; MSG commands</text:h>
      <text:p text:style-name="Text_20_body">...todo...</text:p>
      <text:p text:style-name="Text_20_body"/>
      <text:p text:style-name="Text_20_body"><text:bookmark-end text:name="__DdeLink__71_3887221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 svg:font-family=""/>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de" fo:country="DE" style:letter-kerning="true" style:font-name-asian="F" style:font-size-asian="10.5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auto-update="true" style:class="text">
      <style:text-properties style:font-name="Liberation Mono" fo:font-size="10pt"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OVMS Firmware Primer V0.1<text:tab/><text:tab/>2012/12/02</text:p>
        <text:p text:style-name="Header"/>
      </style:header>
      <style:footer>
        <text:p text:style-name="MP2"/>
        <text:p text:style-name="Footer"><text:tab/>Page <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2-12-02T15:28:29</meta:creation-date>
    <dc:date>2012-12-02T18:13:11</dc:date>
    <dc:creator>Michael Balzer</dc:creator>
    <meta:editing-duration>PT1H39M57S</meta:editing-duration>
    <meta:editing-cycles>17</meta:editing-cycles>
    <meta:generator>LibreOffice/3.5$Linux_X86_64 LibreOffice_project/350m1$Build-403</meta:generator>
    <meta:document-statistic meta:table-count="0" meta:image-count="0" meta:object-count="0" meta:page-count="5" meta:paragraph-count="99" meta:word-count="1402" meta:character-count="8392" meta:non-whitespace-character-count="7118"/>
  </office:meta>
</office:document-meta>
</file>